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 PL UKai CN" svg:font-family="'AR PL UKai CN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3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5" style:family="graphic" style:parent-style-name="standard">
      <style:graphic-properties draw:stroke="solid" svg:stroke-color="#000000" draw:fill="solid" draw:fill-color="#66ffff" draw:textarea-horizontal-align="center" draw:textarea-vertical-align="middle" fo:min-height="0.55cm"/>
    </style:style>
    <style:style style:name="gr6" style:family="graphic" style:parent-style-name="standard">
      <style:graphic-properties draw:stroke="solid" svg:stroke-color="#000000" draw:fill="solid" draw:fill-color="#eeeeee" draw:textarea-horizontal-align="center" draw:textarea-vertical-align="middle" fo:min-height="0.55cm"/>
    </style:style>
    <style:style style:name="gr7" style:family="graphic" style:parent-style-name="standard">
      <style:graphic-properties draw:stroke="solid" svg:stroke-color="#000000" draw:fill="solid" draw:fill-color="#eeeeee" draw:textarea-horizontal-align="center" draw:textarea-vertical-align="middle" fo:min-height="0.55cm"/>
    </style:style>
    <style:style style:name="gr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solid" draw:fill-color="#ffffff" draw:textarea-horizontal-align="center" draw:textarea-vertical-align="middle" fo:min-height="0.55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 PL UKai CN" fo:font-size="18pt" style:font-name-asian="AR PL UKai CN" style:font-size-asian="18pt" style:font-size-complex="18pt"/>
    </style:style>
    <style:style style:name="T1" style:family="text">
      <style:text-properties style:use-window-font-color="true" style:text-outline="false" style:text-line-through-style="none" style:text-line-through-type="none" style:font-name="AR PL UKai CN" fo:font-size="18pt" fo:font-style="normal" fo:text-shadow="none" style:text-underline-style="none" fo:font-weight="normal" style:letter-kerning="true" style:font-name-asian="AR PL UKai CN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24.4cm" svg:height="8.7cm" svg:x="10.7cm" svg:y="1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24cm" svg:height="2.1cm" svg:x="18.5cm" svg:y="24.2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1.105cm" svg:y1="25.311cm" svg:x2="22.976cm" svg:y2="25.278cm">
          <text:p/>
        </draw:line>
        <draw:polygon draw:style-name="gr4" draw:text-style-name="P1" draw:layer="layout" svg:width="2.576cm" svg:height="0.995cm" svg:x="23.122cm" svg:y="20.899cm" svg:viewBox="0 0 2577 996" draw:points="0,996 0,0 2577,0 2577,996">
          <text:p text:style-name="P1">master</text:p>
        </draw:polygon>
        <draw:polygon draw:style-name="gr5" draw:text-style-name="P1" draw:layer="layout" svg:width="0cm" svg:height="0cm" svg:x="23.1cm" svg:y="21.8cm" svg:viewBox="0 0 0 0" draw:points="0,0">
          <text:p/>
        </draw:polygon>
        <draw:polygon draw:style-name="gr5" draw:text-style-name="P1" draw:layer="layout" svg:width="1.1cm" svg:height="2.2cm" svg:x="23.899cm" svg:y="21.899cm" svg:viewBox="0 0 1101 2201" draw:points="275,0 275,1650 0,1650 550,2201 1101,1650 825,1650 825,0">
          <text:p/>
        </draw:polygon>
        <draw:polygon draw:style-name="gr5" draw:text-style-name="P1" draw:layer="layout" svg:width="0cm" svg:height="0cm" svg:x="23.899cm" svg:y="21.899cm" svg:viewBox="0 0 0 0" draw:points="0,0">
          <text:p/>
        </draw:polygon>
        <draw:custom-shape draw:style-name="gr1" draw:text-style-name="P1" draw:layer="layout" svg:width="24.4cm" svg:height="8.8cm" svg:x="10.7cm" svg:y="2.7cm">
          <text:p/>
          <draw:enhanced-geometry svg:viewBox="0 0 21600 21600" draw:type="rectangle" draw:enhanced-path="M 0 0 L 21600 0 21600 21600 0 21600 0 0 Z N"/>
        </draw:custom-shape>
        <draw:polygon draw:style-name="gr5" draw:text-style-name="P1" draw:layer="layout" svg:width="0cm" svg:height="0cm" svg:x="34cm" svg:y="4.7cm" svg:viewBox="0 0 0 0" draw:points="0,0">
          <text:p/>
        </draw:polygon>
        <draw:polygon draw:style-name="gr6" draw:text-style-name="P1" draw:layer="layout" svg:width="4.564cm" svg:height="0.995cm" svg:x="25.2cm" svg:y="3.699cm" svg:viewBox="0 0 4565 996" draw:points="0,996 0,0 4565,0 4565,996">
          <text:p text:style-name="P1">origin/master</text:p>
        </draw:polygon>
        <draw:polygon draw:style-name="gr7" draw:text-style-name="P1" draw:layer="layout" svg:width="0cm" svg:height="0cm" svg:x="26.178cm" svg:y="4.6cm" svg:viewBox="0 0 0 0" draw:points="0,0">
          <text:p/>
        </draw:polygon>
        <draw:polygon draw:style-name="gr7" draw:text-style-name="P1" draw:layer="layout" svg:width="1.1cm" svg:height="2.2cm" svg:x="26.977cm" svg:y="4.699cm" svg:viewBox="0 0 1101 2201" draw:points="275,0 275,1650 0,1650 550,2201 1101,1650 825,1650 825,0">
          <text:p/>
        </draw:polygon>
        <draw:polygon draw:style-name="gr7" draw:text-style-name="P1" draw:layer="layout" svg:width="0cm" svg:height="0cm" svg:x="26.977cm" svg:y="4.699cm" svg:viewBox="0 0 0 0" draw:points="0,0">
          <text:p/>
        </draw:polygon>
        <draw:polygon draw:style-name="gr7" draw:text-style-name="P1" draw:layer="layout" svg:width="0cm" svg:height="0cm" svg:x="29.4cm" svg:y="6.3cm" svg:viewBox="0 0 0 0" draw:points="0,0">
          <text:p/>
        </draw:polygon>
        <draw:custom-shape draw:style-name="gr8" draw:text-style-name="P1" draw:layer="layout" svg:width="24.5cm" svg:height="2.1cm" svg:x="10.6cm" svg:y="17.6cm">
          <text:p text:style-name="P1">本地仓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5cm" svg:height="2.1cm" svg:x="10.7cm" svg:y="11.5cm">
          <text:p text:style-name="P1">远程仓库ori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9.4cm" svg:height="2.1cm" svg:x="15.7cm" svg:y="11.5cm">
          <text:p><text:span text:style-name="T1">https://github.com/luomoweilan/blog.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22.976cm" svg:y="24.2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524cm" svg:height="2.1cm" svg:x="17.287cm" svg:y="6.941cm">
          <text:p text:style-name="P1">C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9.892cm" svg:y1="8.052cm" svg:x2="21.763cm" svg:y2="8.019cm">
          <text:p/>
        </draw:line>
        <draw:custom-shape draw:style-name="gr2" draw:text-style-name="P1" draw:layer="layout" svg:width="2.524cm" svg:height="2.1cm" svg:x="21.763cm" svg:y="6.941cm">
          <text:p text:style-name="P1">C2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0" draw:text-style-name="P1" draw:layer="layout" svg:width="5.476cm" svg:height="0.995cm" svg:x="17.001cm" svg:y="15.404cm" svg:viewBox="0 0 5477 996" draw:points="0,996 0,0 5477,0 5477,996">
          <text:p text:style-name="P1">git fetch origin</text:p>
        </draw:polygon>
        <draw:line draw:style-name="gr11" draw:text-style-name="P1" draw:layer="layout" svg:x1="23.3cm" svg:y1="14cm" svg:x2="23.3cm" svg:y2="17.4cm">
          <text:p/>
        </draw:line>
        <draw:custom-shape draw:style-name="gr2" draw:text-style-name="P1" draw:layer="layout" svg:width="2.524cm" svg:height="2.1cm" svg:x="26.176cm" svg:y="6.9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4.393cm" svg:y1="8.064cm" svg:x2="26.264cm" svg:y2="8.031cm">
          <text:p/>
        </draw:line>
        <draw:polygon draw:style-name="gr6" draw:text-style-name="P1" draw:layer="layout" svg:width="4.564cm" svg:height="0.995cm" svg:x="26.401cm" svg:y="20.8cm" svg:viewBox="0 0 4565 996" draw:points="0,996 0,0 4565,0 4565,996">
          <text:p text:style-name="P1">origin/master</text:p>
        </draw:polygon>
        <draw:polygon draw:style-name="gr7" draw:text-style-name="P1" draw:layer="layout" svg:width="0cm" svg:height="0cm" svg:x="27.379cm" svg:y="21.701cm" svg:viewBox="0 0 0 0" draw:points="0,0">
          <text:p/>
        </draw:polygon>
        <draw:polygon draw:style-name="gr7" draw:text-style-name="P1" draw:layer="layout" svg:width="1.1cm" svg:height="2.2cm" svg:x="28.178cm" svg:y="21.8cm" svg:viewBox="0 0 1101 2201" draw:points="275,0 275,1650 0,1650 550,2201 1101,1650 825,1650 825,0">
          <text:p/>
        </draw:polygon>
        <draw:polygon draw:style-name="gr7" draw:text-style-name="P1" draw:layer="layout" svg:width="0cm" svg:height="0cm" svg:x="28.178cm" svg:y="21.8cm" svg:viewBox="0 0 0 0" draw:points="0,0">
          <text:p/>
        </draw:polygon>
        <draw:polygon draw:style-name="gr7" draw:text-style-name="P1" draw:layer="layout" svg:width="0cm" svg:height="0cm" svg:x="30.601cm" svg:y="23.401cm" svg:viewBox="0 0 0 0" draw:points="0,0">
          <text:p/>
        </draw:polygon>
        <draw:custom-shape draw:style-name="gr2" draw:text-style-name="P1" draw:layer="layout" svg:width="2.524cm" svg:height="2.1cm" svg:x="27.377cm" svg:y="24.001cm">
          <text:p text:style-name="P1">C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5.594cm" svg:y1="25.165cm" svg:x2="27.465cm" svg:y2="25.1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AR PL UKai CN" svg:font-family="'AR PL UKai CN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DejaVu Serif" fo:font-family="'DejaVu Serif'" style:font-family-generic="roman" style:font-pitch="variable" fo:font-size="12pt" fo:language="en" fo:country="US" style:letter-kerning="true" style:font-name-asian="Lohit Hindi1" style:font-family-asian="'Lohit Hindi'" style:font-pitch-asian="variable" style:language-asian="hi" style:country-asian="IN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10-24T20:12:45.483235845</dc:date>
    <meta:editing-duration>PT8H58M7S</meta:editing-duration>
    <meta:editing-cycles>253</meta:editing-cycles>
    <meta:generator>LibreOffice/4.2.6.3$Linux_x86 LibreOffice_project/420m0$Build-3</meta:generator>
    <meta:document-statistic meta:object-count="32"/>
  </office:meta>
</office:document-meta>
</file>